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draw:marker-start="Arrow" draw:marker-end="" draw:textarea-horizontal-align="center" draw:textarea-vertical-align="middle"/>
    </style:style>
    <style:style style:name="gr2" style:family="graphic" style:parent-style-name="standard">
      <style:graphic-properties draw:stroke="solid" draw:marker-end="Arrow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13cm"/>
    </style:style>
    <style:style style:name="gr4" style:family="graphic" style:parent-style-name="standard">
      <style:graphic-properties draw:stroke="none" svg:stroke-color="#000000" draw:fill="none" draw:fill-color="#ffffff" fo:min-height="0.82cm"/>
    </style:style>
    <style:style style:name="gr5" style:family="graphic" style:parent-style-name="standard">
      <style:graphic-properties draw:stroke="solid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835cm"/>
    </style:style>
    <style:style style:name="gr7" style:family="graphic" style:parent-style-name="standard">
      <style:graphic-properties draw:stroke="none" svg:stroke-color="#000000" draw:fill="none" draw:fill-color="#ffffff" fo:min-height="0.833cm"/>
    </style:style>
    <style:style style:name="gr8" style:family="graphic" style:parent-style-name="standard">
      <style:graphic-properties draw:stroke="solid" draw:stroke-dash="Ultrafine_20_Dashed" draw:textarea-horizontal-align="center" draw:textarea-vertical-align="middle"/>
    </style:style>
    <style:style style:name="gr9" style:family="graphic" style:parent-style-name="standard">
      <style:graphic-properties draw:stroke="none" draw:stroke-dash="Ultrafine_20_Dashed" svg:stroke-color="#000000" draw:fill="none" draw:fill-color="#ffffff" draw:textarea-horizontal-align="left" draw:auto-grow-height="true" draw:auto-grow-width="true" fo:min-height="0.638cm" fo:min-width="5.131cm"/>
    </style:style>
    <style:style style:name="gr10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11" style:family="graphic" style:parent-style-name="standard">
      <style:graphic-properties draw:stroke="solid" draw:fill="solid" draw:fill-color="#ffffff" draw:textarea-horizontal-align="center" draw:textarea-vertical-align="middle"/>
    </style:style>
    <style:style style:name="gr12" style:family="graphic" style:parent-style-name="standard">
      <style:graphic-properties draw:stroke="solid" draw:fill="solid" draw:fill-color="#ffffff" draw:textarea-horizontal-align="center" draw:textarea-vertical-align="middle"/>
    </style:style>
    <style:style style:name="gr13" style:family="graphic" style:parent-style-name="standard">
      <style:graphic-properties draw:stroke="dash" draw:stroke-dash="Ultrafine_20_Dashed" svg:stroke-color="#808080" draw:fill="solid" draw:fill-color="#ffffff" draw:textarea-horizontal-align="center" draw:textarea-vertical-align="middle"/>
    </style:style>
    <style:style style:name="gr14" style:family="graphic" style:parent-style-name="standard">
      <style:graphic-properties draw:stroke="none" draw:stroke-dash="Fine_20_Dashed" svg:stroke-color="#000000" draw:fill="none" draw:fill-color="#ffffff" fo:min-height="1.25cm"/>
    </style:style>
    <style:style style:name="gr15" style:family="graphic" style:parent-style-name="standard">
      <style:graphic-properties draw:stroke="solid" draw:stroke-dash="Fine_20_Dashed" draw:fill="none" draw:fill-color="#ffffff" draw:textarea-vertical-align="middle" draw:auto-grow-height="false" fo:min-height="0.749cm" fo:min-width="0.49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weight="normal"/>
    </style:style>
    <style:style style:name="P4" style:family="paragraph">
      <style:paragraph-properties fo:margin-left="0cm" fo:margin-right="0cm" fo:text-indent="0cm"/>
      <style:text-properties fo:font-weight="bold"/>
    </style:style>
    <style:style style:name="P5" style:family="paragraph">
      <style:paragraph-properties fo:margin-left="0cm" fo:margin-right="0cm" fo:text-indent="0cm"/>
      <style:text-properties fo:font-size="14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align="center" fo:text-indent="0cm"/>
      <style:text-properties fo:font-size="16pt"/>
    </style:style>
    <style:style style:name="P8" style:family="paragraph">
      <style:paragraph-properties fo:margin-left="0cm" fo:margin-right="0cm" fo:text-align="center" fo:text-indent="0cm"/>
      <style:text-properties fo:font-weight="bold"/>
    </style:style>
    <style:style style:name="P9" style:family="paragraph">
      <style:paragraph-properties fo:margin-left="0cm" fo:margin-right="0cm" fo:text-indent="0cm"/>
      <style:text-properties style:text-underline-style="solid" style:text-underline-width="auto" style:text-underline-color="font-color"/>
    </style:style>
    <style:style style:name="T1" style:family="text">
      <style:text-properties fo:font-weight="normal"/>
    </style:style>
    <style:style style:name="T2" style:family="text">
      <style:text-properties fo:font-weight="bold"/>
    </style:style>
    <style:style style:name="T3" style:family="text">
      <style:text-properties fo:font-size="14pt"/>
    </style:style>
    <style:style style:name="T4" style:family="text">
      <style:text-properties fo:font-size="1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111cm" svg:y1="9.534cm" svg:x2="2.111cm" svg:y2="18.71cm">
          <text:p text:style-name="P2"/>
        </draw:line>
        <draw:line draw:style-name="gr2" draw:text-style-name="P1" draw:layer="layout" svg:x1="2.111cm" svg:y1="18.71cm" svg:x2="11.408cm" svg:y2="18.71cm">
          <text:p text:style-name="P2"/>
        </draw:line>
        <draw:frame draw:style-name="gr3" draw:text-style-name="P3" draw:layer="layout" svg:width="3.067cm" svg:height="1.063cm" svg:x="5.431cm" svg:y="19.147cm">
          <draw:text-box>
            <text:p text:style-name="P2"><text:span text:style-name="T1">Minutes</text:span></text:p>
          </draw:text-box>
        </draw:frame>
        <draw:frame draw:style-name="gr4" draw:text-style-name="P2" draw:layer="layout" svg:width="3.059cm" svg:height="1.07cm" draw:transform="rotate (1.5707963267946) translate (1.037cm 14.996cm)">
          <draw:text-box>
            <text:p text:style-name="P2">Miles</text:p>
          </draw:text-box>
        </draw:frame>
        <draw:line draw:style-name="gr5" draw:text-style-name="P1" draw:layer="layout" svg:x1="2.068cm" svg:y1="18.71cm" svg:x2="11cm" svg:y2="10.5cm">
          <text:p text:style-name="P2"/>
        </draw:line>
        <draw:frame draw:style-name="gr6" draw:text-style-name="P4" draw:layer="layout" svg:width="5.534cm" svg:height="1.085cm" svg:x="7.966cm" svg:y="17.22cm">
          <draw:text-box>
            <text:p text:style-name="P2"><text:span text:style-name="T2">Slow</text:span></text:p>
          </draw:text-box>
        </draw:frame>
        <draw:frame draw:style-name="gr7" draw:text-style-name="P4" draw:layer="layout" svg:width="5.535cm" svg:height="1.083cm" svg:x="3.217cm" svg:y="10.626cm">
          <draw:text-box>
            <text:p text:style-name="P2"><text:span text:style-name="T2">Fast</text:span></text:p>
          </draw:text-box>
        </draw:frame>
        <draw:line draw:style-name="gr8" draw:text-style-name="P1" draw:layer="layout" svg:x1="2.111cm" svg:y1="16.743cm" svg:x2="6.538cm" svg:y2="16.743cm">
          <text:p text:style-name="P2"/>
        </draw:line>
        <draw:line draw:style-name="gr8" draw:text-style-name="P1" draw:layer="layout" svg:x1="6.538cm" svg:y1="12.591cm" svg:x2="6.538cm" svg:y2="16.743cm">
          <text:p text:style-name="P2"/>
        </draw:line>
        <draw:line draw:style-name="gr8" draw:text-style-name="P1" draw:layer="layout" svg:x1="10.954cm" svg:y1="12.591cm" svg:x2="6.482cm" svg:y2="12.591cm">
          <text:p text:style-name="P2"/>
        </draw:line>
        <draw:frame draw:style-name="gr9" draw:text-style-name="P5" draw:layer="layout" svg:width="5.631cm" svg:height="0.888cm" svg:x="6.478cm" svg:y="10.139cm">
          <draw:text-box>
            <text:p text:style-name="P2"><text:span text:style-name="T3">Miles = 0.25 Minutes</text:span></text:p>
          </draw:text-box>
        </draw:frame>
        <draw:ellipse draw:style-name="gr10" draw:text-style-name="P7" draw:id="id1" draw:layer="layout" svg:width="4.049cm" svg:height="1.529cm" svg:x="13.781cm" svg:y="13.421cm">
          <text:p text:style-name="P6"><text:span text:style-name="T4">Miles &gt; 0.25 Minutes</text:span></text:p>
        </draw:ellipse>
        <draw:rect draw:style-name="gr11" draw:text-style-name="P8" draw:id="id2" draw:layer="layout" svg:width="2.208cm" svg:height="1.19cm" svg:x="12.861cm" svg:y="16.31cm">
          <text:p text:style-name="P6"><text:span text:style-name="T2">Fast</text:span></text:p>
        </draw:rect>
        <draw:rect draw:style-name="gr11" draw:text-style-name="P8" draw:id="id3" draw:layer="layout" svg:width="2.208cm" svg:height="1.19cm" svg:x="16.542cm" svg:y="16.31cm">
          <text:p text:style-name="P6"><text:span text:style-name="T2">Slow</text:span></text:p>
        </draw:rect>
        <draw:connector draw:style-name="gr12" draw:text-style-name="P1" draw:layer="layout" svg:x1="15.805cm" svg:y1="14.95cm" svg:x2="13.965cm" svg:y2="16.31cm" draw:start-shape="id1" draw:start-glue-point="2" draw:end-shape="id2" draw:end-glue-point="0">
          <text:p text:style-name="P2"/>
        </draw:connector>
        <draw:connector draw:style-name="gr12" draw:text-style-name="P1" draw:layer="layout" svg:x1="15.805cm" svg:y1="14.95cm" svg:x2="17.646cm" svg:y2="16.31cm" draw:start-shape="id1" draw:start-glue-point="2" draw:end-shape="id3" draw:end-glue-point="0">
          <text:p text:style-name="P2"/>
        </draw:connector>
        <draw:ellipse draw:style-name="gr10" draw:text-style-name="P7" draw:id="id4" draw:layer="layout" svg:width="4.049cm" svg:height="1.36cm" svg:x="23.21cm" svg:y="11.9cm">
          <text:p text:style-name="P6"><text:span text:style-name="T4">Miles &gt; 1</text:span></text:p>
        </draw:ellipse>
        <draw:rect draw:style-name="gr11" draw:text-style-name="P8" draw:id="id6" draw:layer="layout" svg:width="2.208cm" svg:height="1.189cm" svg:x="25.971cm" svg:y="13.919cm">
          <text:p text:style-name="P6"><text:span text:style-name="T2">Slow</text:span></text:p>
        </draw:rect>
        <draw:connector draw:style-name="gr12" draw:text-style-name="P1" draw:layer="layout" svg:x1="25.234cm" svg:y1="13.26cm" svg:x2="23.394cm" svg:y2="13.953cm" draw:start-shape="id4" draw:start-glue-point="2" draw:end-shape="id5" draw:end-glue-point="0">
          <text:p text:style-name="P2"/>
        </draw:connector>
        <draw:connector draw:style-name="gr12" draw:text-style-name="P1" draw:layer="layout" svg:x1="25.234cm" svg:y1="13.26cm" svg:x2="27.075cm" svg:y2="13.919cm" draw:start-shape="id4" draw:start-glue-point="2" draw:end-shape="id6" draw:end-glue-point="0">
          <text:p text:style-name="P2"/>
        </draw:connector>
        <draw:ellipse draw:style-name="gr10" draw:text-style-name="P7" draw:id="id5" draw:layer="layout" svg:width="4.048cm" svg:height="1.325cm" svg:x="21.37cm" svg:y="13.953cm">
          <text:p text:style-name="P6"><text:span text:style-name="T4">Minutes &lt; 4</text:span></text:p>
        </draw:ellipse>
        <draw:rect draw:style-name="gr11" draw:text-style-name="P8" draw:id="id7" draw:layer="layout" svg:width="2.208cm" svg:height="1.189cm" svg:x="20.45cm" svg:y="15.802cm">
          <text:p text:style-name="P6"><text:span text:style-name="T2">Fast</text:span></text:p>
        </draw:rect>
        <draw:connector draw:style-name="gr12" draw:text-style-name="P1" draw:layer="layout" svg:x1="23.394cm" svg:y1="15.278cm" svg:x2="21.554cm" svg:y2="15.802cm" draw:start-shape="id5" draw:start-glue-point="2" draw:end-shape="id7" draw:end-glue-point="0">
          <text:p text:style-name="P2"/>
        </draw:connector>
        <draw:connector draw:style-name="gr12" draw:text-style-name="P1" draw:layer="layout" svg:x1="23.394cm" svg:y1="15.278cm" svg:x2="25.234cm" svg:y2="15.802cm" draw:start-shape="id5" draw:start-glue-point="2" draw:end-shape="id8" draw:end-glue-point="0">
          <text:p text:style-name="P2"/>
        </draw:connector>
        <draw:line draw:style-name="gr13" draw:text-style-name="P1" draw:layer="layout" svg:x1="6.538cm" svg:y1="16.712cm" svg:x2="11.186cm" svg:y2="16.712cm">
          <text:p text:style-name="P2"/>
        </draw:line>
        <draw:line draw:style-name="gr13" draw:text-style-name="P1" draw:layer="layout" svg:x1="6.538cm" svg:y1="12.56cm" svg:x2="6.538cm" svg:y2="9.5cm">
          <text:p text:style-name="P2"/>
        </draw:line>
        <draw:ellipse draw:style-name="gr10" draw:text-style-name="P7" draw:id="id8" draw:layer="layout" svg:width="4.049cm" svg:height="1.359cm" svg:x="23.21cm" svg:y="15.802cm">
          <text:p text:style-name="P6"><text:span text:style-name="T4">Miles &gt; 3</text:span></text:p>
        </draw:ellipse>
        <draw:rect draw:style-name="gr11" draw:text-style-name="P8" draw:id="id9" draw:layer="layout" svg:width="2.208cm" svg:height="1.19cm" svg:x="22.29cm" svg:y="17.82cm">
          <text:p text:style-name="P6"><text:span text:style-name="T2">Fast</text:span></text:p>
        </draw:rect>
        <draw:rect draw:style-name="gr11" draw:text-style-name="P8" draw:id="id10" draw:layer="layout" svg:width="2.208cm" svg:height="1.19cm" svg:x="25.971cm" svg:y="17.82cm">
          <text:p text:style-name="P6"><text:span text:style-name="T2">Slow</text:span></text:p>
        </draw:rect>
        <draw:connector draw:style-name="gr12" draw:text-style-name="P1" draw:layer="layout" svg:x1="25.234cm" svg:y1="17.161cm" svg:x2="23.394cm" svg:y2="17.82cm" draw:start-shape="id8" draw:start-glue-point="2" draw:end-shape="id9" draw:end-glue-point="0">
          <text:p text:style-name="P2"/>
        </draw:connector>
        <draw:connector draw:style-name="gr12" draw:text-style-name="P1" draw:layer="layout" svg:x1="25.234cm" svg:y1="17.161cm" svg:x2="27.075cm" svg:y2="17.82cm" draw:start-shape="id8" draw:start-glue-point="2" draw:end-shape="id10" draw:end-glue-point="0">
          <text:p text:style-name="P2"/>
        </draw:connector>
        <draw:frame draw:style-name="gr14" draw:text-style-name="P9" draw:layer="layout" svg:width="6cm" svg:height="1.5cm" svg:x="14cm" svg:y="9.8cm">
          <draw:text-box>
            <text:p text:style-name="P2">Oblique Tree</text:p>
          </draw:text-box>
        </draw:frame>
        <draw:frame draw:style-name="gr14" draw:text-style-name="P2" draw:layer="layout" svg:width="6cm" svg:height="1.5cm" svg:x="21.756cm" svg:y="9.7cm">
          <draw:text-box>
            <text:p text:style-name="P2">Axis Parallel Tree</text:p>
          </draw:text-box>
        </draw:frame>
        <draw:custom-shape draw:style-name="gr15" draw:text-style-name="P1" draw:layer="layout" svg:width="0.75cm" svg:height="6.75cm" draw:transform="rotate (1.572018057271) translate (12.4cm 11.55cm)">
          <text:p text:style-name="P2"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5" draw:text-style-name="P1" draw:layer="layout" svg:width="0.75cm" svg:height="6.75cm" draw:transform="rotate (1.572018057271) translate (21.101cm 11.55cm)">
          <text:p text:style-name="P2"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Win32 OpenOffice.org_project/680m6$Build-9095</meta:generator>
    <meta:initial-creator>Alfred Truong</meta:initial-creator>
    <meta:creation-date>2007-01-24T11:47:54</meta:creation-date>
    <dc:creator>Alfred Truong</dc:creator>
    <dc:date>2007-05-08T16:07:39</dc:date>
    <dc:language>en-GB</dc:language>
    <meta:editing-cycles>6</meta:editing-cycles>
    <meta:editing-duration>PT1H4M34S</meta:editing-duration>
    <meta:user-defined meta:name="Info 1"/>
    <meta:user-defined meta:name="Info 2"/>
    <meta:user-defined meta:name="Info 3"/>
    <meta:user-defined meta:name="Info 4"/>
    <meta:document-statistic meta:object-count="35"/>
  </office:meta>
</office:document-meta>
</file>